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5.854cm"/>
    </style:style>
    <style:style style:name="co7" style:family="table-column">
      <style:table-column-properties fo:break-before="auto" style:column-width="7.516cm"/>
    </style:style>
    <style:style style:name="co8" style:family="table-column">
      <style:table-column-properties fo:break-before="auto" style:column-width="6.244cm"/>
    </style:style>
    <style:style style:name="co10" style:family="table-column">
      <style:table-column-properties fo:break-before="auto" style:column-width="5.782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Zen Hei" style:font-name-complex="Lohit Hindi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104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row table:style-name="ro2">
          <table:table-cell office:value-type="string">
            <text:p>value</text:p>
          </table:table-cell>
          <table:table-cell office:value-type="string">
            <text:p>essential?</text:p>
          </table:table-cell>
          <table:table-cell office:value-type="string">
            <text:p>Qty</text:p>
          </table:table-cell>
          <table:table-cell/>
          <table:table-cell office:value-type="string">
            <text:p>PCB id</text:p>
          </table:table-cell>
          <table:table-cell office:value-type="string">
            <text:p>comments</text:p>
          </table:table-cell>
          <table:table-cell office:value-type="string">
            <text:p>part</text:p>
          </table:table-cell>
          <table:table-cell office:value-type="string">
            <text:p>purchase oc</text:p>
          </table:table-cell>
          <table:table-cell office:value-type="string">
            <text:p>price ea</text:p>
          </table:table-cell>
          <table:table-cell office:value-type="string">
            <text:p>(qty regd for price)</text:p>
          </table:table-cell>
          <table:table-cell office:value-type="string">
            <text:p>sub total</text:p>
          </table:table-cell>
        </table:table-row>
        <table:table-row table:style-name="ro2">
          <table:table-cell office:value-type="string">
            <text:p><text:s text:c="13"/>0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Just use wire</text:p>
          </table:table-cell>
          <table:table-cell office:value-type="string">
            <text:p>R24, R25</text:p>
          </table:table-cell>
          <table:table-cell office:value-type="string">
            <text:p>Optional wire Links for isolated port</text:p>
          </table:table-cell>
          <table:table-cell/>
          <table:table-cell office:value-type="string">
            <text:p>---</text:p>
          </table:table-cell>
          <table:table-cell office:value-type="float" office:value="0">
            <text:p>0</text:p>
          </table:table-cell>
          <table:table-cell/>
          <table:table-cell table:formula="of:=[.I2]*[.C2]" office:value-type="float" office:value="0">
            <text:p>0</text:p>
          </table:table-cell>
        </table:table-row>
        <table:table-row table:style-name="ro4">
          <table:table-cell office:value-type="string">
            <text:p><text:s text:c="12"/>0u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0603 10V</text:p>
          </table:table-cell>
          <table:table-cell office:value-type="string">
            <text:p>C1, C2, C4, C5, C7, C8, C10, C20, C21, C32, C33, C34, C35, C36</text:p>
          </table:table-cell>
          <table:table-cell office:value-type="string">
            <text:p>3V3 decouple caps</text:p>
          </table:table-cell>
          <table:table-cell office:value-type="string">
            <text:p>CL10B104KB8SFNC</text:p>
          </table:table-cell>
          <table:table-cell office:value-type="string">
            <text:p>Digikey 1276-1936-1-ND</text:p>
          </table:table-cell>
          <table:table-cell office:value-type="float" office:value="0.0089">
            <text:p>0.0089</text:p>
          </table:table-cell>
          <table:table-cell office:value-type="float" office:value="100">
            <text:p>100</text:p>
          </table:table-cell>
          <table:table-cell table:formula="of:=[.I3]*[.C3]" office:value-type="float" office:value="0.0979">
            <text:p>0.0979</text:p>
          </table:table-cell>
        </table:table-row>
        <table:table-row table:style-name="ro2">
          <table:table-cell office:value-type="string">
            <text:p>0u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0603 15V</text:p>
          </table:table-cell>
          <table:table-cell office:value-type="string">
            <text:p>C22, C23, C26 ,C28, C29</text:p>
          </table:table-cell>
          <table:table-cell office:value-type="string">
            <text:p>5V decouple caps</text:p>
          </table:table-cell>
          <table:table-cell table:number-columns-repeated="2" office:value-type="string">
            <text:p>“</text:p>
          </table:table-cell>
          <table:table-cell office:value-type="float" office:value="0.0089">
            <text:p>0.0089</text:p>
          </table:table-cell>
          <table:table-cell office:value-type="string">
            <text:p>-</text:p>
          </table:table-cell>
          <table:table-cell table:formula="of:=[.I4]*[.C4]" office:value-type="float" office:value="0.0712">
            <text:p>0.0712</text:p>
          </table:table-cell>
        </table:table-row>
        <table:table-row table:style-name="ro2">
          <table:table-cell office:value-type="string">
            <text:p>0u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603 50V</text:p>
          </table:table-cell>
          <table:table-cell office:value-type="string">
            <text:p>C18</text:p>
          </table:table-cell>
          <table:table-cell office:value-type="string">
            <text:p>Decouple cap output of switcher</text:p>
          </table:table-cell>
          <table:table-cell table:number-columns-repeated="2" office:value-type="string">
            <text:p>“</text:p>
          </table:table-cell>
          <table:table-cell office:value-type="float" office:value="0.0089">
            <text:p>0.0089</text:p>
          </table:table-cell>
          <table:table-cell office:value-type="string">
            <text:p>-</text:p>
          </table:table-cell>
          <table:table-cell table:formula="of:=[.I5]*[.C5]" office:value-type="float" office:value="0.0089">
            <text:p>0.0089</text:p>
          </table:table-cell>
        </table:table-row>
        <table:table-row table:style-name="ro2">
          <table:table-cell office:value-type="string">
            <text:p>0u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603 50V</text:p>
          </table:table-cell>
          <table:table-cell office:value-type="string">
            <text:p>C12, C40</text:p>
          </table:table-cell>
          <table:table-cell office:value-type="string">
            <text:p>Vin + cap</text:p>
          </table:table-cell>
          <table:table-cell table:number-columns-repeated="2" office:value-type="string">
            <text:p>“</text:p>
          </table:table-cell>
          <table:table-cell office:value-type="float" office:value="0.0089">
            <text:p>0.0089</text:p>
          </table:table-cell>
          <table:table-cell office:value-type="string">
            <text:p>-</text:p>
          </table:table-cell>
          <table:table-cell table:formula="of:=[.I6]*[.C6]" office:value-type="float" office:value="0.0178">
            <text:p>0.0178</text:p>
          </table:table-cell>
        </table:table-row>
        <table:table-row table:style-name="ro2">
          <table:table-cell office:value-type="string">
            <text:p><text:s text:c="11"/>0u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603 50V</text:p>
          </table:table-cell>
          <table:table-cell office:value-type="string">
            <text:p>C15</text:p>
          </table:table-cell>
          <table:table-cell office:value-type="string">
            <text:p>switcher feedback res divider compensation cap</text:p>
          </table:table-cell>
          <table:table-cell office:value-type="string">
            <text:p>C0603C154K5RACTU</text:p>
          </table:table-cell>
          <table:table-cell office:value-type="string">
            <text:p>Digikey 399-9015-1-ND</text:p>
          </table:table-cell>
          <table:table-cell office:value-type="float" office:value="0.0516">
            <text:p>0.0516</text:p>
          </table:table-cell>
          <table:table-cell/>
          <table:table-cell table:formula="of:=[.I7]*[.C7]" office:value-type="float" office:value="0.0516">
            <text:p>0.0516</text:p>
          </table:table-cell>
        </table:table-row>
        <table:table-row table:style-name="ro2">
          <table:table-cell office:value-type="string">
            <text:p>10uF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603 10V</text:p>
          </table:table-cell>
          <table:table-cell office:value-type="string">
            <text:p>C39</text:p>
          </table:table-cell>
          <table:table-cell office:value-type="string">
            <text:p>battery voltage res divider smoothing cap</text:p>
          </table:table-cell>
          <table:table-cell office:value-type="string">
            <text:p>GRM188R61A106ME69D</text:p>
          </table:table-cell>
          <table:table-cell office:value-type="string">
            <text:p>Digikey 490-10475-1-ND</text:p>
          </table:table-cell>
          <table:table-cell office:value-type="float" office:value="0.101">
            <text:p>0.101</text:p>
          </table:table-cell>
          <table:table-cell office:value-type="float" office:value="10">
            <text:p>10</text:p>
          </table:table-cell>
          <table:table-cell table:formula="of:=[.I8]*[.C8]" office:value-type="float" office:value="0.101">
            <text:p>0.101</text:p>
          </table:table-cell>
        </table:table-row>
        <table:table-row table:style-name="ro4">
          <table:table-cell office:value-type="string">
            <text:p><text:s text:c="11"/>100R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603">
            <text:p>603</text:p>
          </table:table-cell>
          <table:table-cell office:value-type="string">
            <text:p>R4, R5, R6, R17, R19,R26, R27, R28, R29</text:p>
          </table:table-cell>
          <table:table-cell/>
          <table:table-cell office:value-type="string">
            <text:p>MCT06030C1000FP500</text:p>
          </table:table-cell>
          <table:table-cell office:value-type="string">
            <text:p>Digikey MCT0603-100-CFCT-ND</text:p>
          </table:table-cell>
          <table:table-cell office:value-type="float" office:value="0.036">
            <text:p>0.036</text:p>
          </table:table-cell>
          <table:table-cell office:value-type="float" office:value="50">
            <text:p>50</text:p>
          </table:table-cell>
          <table:table-cell table:formula="of:=[.I9]*[.C9]" office:value-type="float" office:value="0.324">
            <text:p>0.324</text:p>
          </table:table-cell>
        </table:table-row>
        <table:table-row table:style-name="ro2">
          <table:table-cell office:value-type="string">
            <text:p><text:s text:c="12"/>10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03">
            <text:p>603</text:p>
          </table:table-cell>
          <table:table-cell office:value-type="string">
            <text:p>R1,R7</text:p>
          </table:table-cell>
          <table:table-cell table:number-columns-repeated="3"/>
          <table:table-cell office:value-type="float" office:value="0.0106">
            <text:p>0.0106</text:p>
          </table:table-cell>
          <table:table-cell/>
          <table:table-cell table:formula="of:=[.I10]*[.C10]" office:value-type="float" office:value="0.0212">
            <text:p>0.0212</text:p>
          </table:table-cell>
        </table:table-row>
        <table:table-row table:style-name="ro2">
          <table:table-cell office:value-type="string">
            <text:p>10uF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805 10V</text:p>
          </table:table-cell>
          <table:table-cell office:value-type="string">
            <text:p>C19</text:p>
          </table:table-cell>
          <table:table-cell office:value-type="string">
            <text:p>3.3V linear reg decouple cap</text:p>
          </table:table-cell>
          <table:table-cell office:value-type="string">
            <text:p>CL21F106ZPNNNE</text:p>
          </table:table-cell>
          <table:table-cell office:value-type="string">
            <text:p>Digikey 1276-3012-1-ND</text:p>
          </table:table-cell>
          <table:table-cell office:value-type="float" office:value="0.079">
            <text:p>0.079</text:p>
          </table:table-cell>
          <table:table-cell office:value-type="float" office:value="10">
            <text:p>10</text:p>
          </table:table-cell>
          <table:table-cell table:formula="of:=[.I11]*[.C11]" office:value-type="float" office:value="0.079">
            <text:p>0.079</text:p>
          </table:table-cell>
        </table:table-row>
        <table:table-row table:style-name="ro2">
          <table:table-cell office:value-type="string">
            <text:p><text:s text:c="11"/>10uF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1206 50V</text:p>
          </table:table-cell>
          <table:table-cell office:value-type="string">
            <text:p>C16, C17</text:p>
          </table:table-cell>
          <table:table-cell office:value-type="string">
            <text:p>5V output side of switch reg caps each side of PI LC filter</text:p>
          </table:table-cell>
          <table:table-cell office:value-type="string">
            <text:p>UMK316BBJ106ML-T</text:p>
          </table:table-cell>
          <table:table-cell office:value-type="string">
            <text:p>Digikey 587-3248-1-ND</text:p>
          </table:table-cell>
          <table:table-cell office:value-type="float" office:value="0.45">
            <text:p>0.45</text:p>
          </table:table-cell>
          <table:table-cell/>
          <table:table-cell table:formula="of:=[.I12]*[.C12]" office:value-type="float" office:value="1.35">
            <text:p>1.35</text:p>
          </table:table-cell>
        </table:table-row>
        <table:table-row table:style-name="ro2">
          <table:table-cell office:value-type="string">
            <text:p><text:s text:c="11"/>15nF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603 50V</text:p>
          </table:table-cell>
          <table:table-cell office:value-type="string">
            <text:p>C14</text:p>
          </table:table-cell>
          <table:table-cell office:value-type="string">
            <text:p>switcher mos gate charge cap</text:p>
          </table:table-cell>
          <table:table-cell office:value-type="string">
            <text:p>CL10B153KB8NNNC</text:p>
          </table:table-cell>
          <table:table-cell office:value-type="string">
            <text:p>Digikey 1276-1277-1-ND</text:p>
          </table:table-cell>
          <table:table-cell office:value-type="float" office:value="0.018">
            <text:p>0.018</text:p>
          </table:table-cell>
          <table:table-cell office:value-type="float" office:value="10">
            <text:p>10</text:p>
          </table:table-cell>
          <table:table-cell table:formula="of:=[.I13]*[.C13]" office:value-type="float" office:value="0.018">
            <text:p>0.018</text:p>
          </table:table-cell>
        </table:table-row>
        <table:table-row table:style-name="ro2">
          <table:table-cell office:value-type="string">
            <text:p><text:s text:c="13"/>1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03">
            <text:p>603</text:p>
          </table:table-cell>
          <table:table-cell office:value-type="string">
            <text:p>R14, R15, R16</text:p>
          </table:table-cell>
          <table:table-cell table:number-columns-repeated="3"/>
          <table:table-cell office:value-type="float" office:value="0.0106">
            <text:p>0.0106</text:p>
          </table:table-cell>
          <table:table-cell/>
          <table:table-cell table:formula="of:=[.I14]*[.C14]" office:value-type="float" office:value="0.0318">
            <text:p>0.0318</text:p>
          </table:table-cell>
        </table:table-row>
        <table:table-row table:style-name="ro2">
          <table:table-cell office:value-type="string">
            <text:p><text:s text:c="12"/>20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03">
            <text:p>603</text:p>
          </table:table-cell>
          <table:table-cell office:value-type="string">
            <text:p>R20, R22</text:p>
          </table:table-cell>
          <table:table-cell/>
          <table:table-cell office:value-type="string">
            <text:p>ERJ-3GEYJ200V</text:p>
          </table:table-cell>
          <table:table-cell office:value-type="string">
            <text:p>Digikey P20.0HCT-ND</text:p>
          </table:table-cell>
          <table:table-cell office:value-type="float" office:value="0.0106">
            <text:p>0.0106</text:p>
          </table:table-cell>
          <table:table-cell/>
          <table:table-cell table:formula="of:=[.I15]*[.C15]" office:value-type="float" office:value="0.0212">
            <text:p>0.0212</text:p>
          </table:table-cell>
        </table:table-row>
        <table:table-row table:style-name="ro2">
          <table:table-cell office:value-type="string">
            <text:p><text:s text:c="13"/>2K</text:p>
          </table:table-cell>
          <table:table-cell table:number-columns-repeated="2"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18</text:p>
          </table:table-cell>
          <table:table-cell/>
          <table:table-cell office:value-type="string">
            <text:p>ERJ-3EKF2001V</text:p>
          </table:table-cell>
          <table:table-cell office:value-type="string">
            <text:p>Digikey P2.00KHCT-ND</text:p>
          </table:table-cell>
          <table:table-cell office:value-type="float" office:value="0.0106">
            <text:p>0.0106</text:p>
          </table:table-cell>
          <table:table-cell office:value-type="float" office:value="50">
            <text:p>50</text:p>
          </table:table-cell>
          <table:table-cell table:formula="of:=[.I16]*[.C16]" office:value-type="float" office:value="0.0106">
            <text:p>0.0106</text:p>
          </table:table-cell>
        </table:table-row>
        <table:table-row table:style-name="ro2">
          <table:table-cell office:value-type="string">
            <text:p><text:s text:c="12"/>2u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603 10V</text:p>
          </table:table-cell>
          <table:table-cell office:value-type="string">
            <text:p>C3, C6</text:p>
          </table:table-cell>
          <table:table-cell office:value-type="string">
            <text:p>STM32 decouple cap VCAP_1 VCAP_2</text:p>
          </table:table-cell>
          <table:table-cell office:value-type="string">
            <text:p>CL10F225ZP8NNNC</text:p>
          </table:table-cell>
          <table:table-cell office:value-type="string">
            <text:p>Digikey 1276-1821-1-ND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table:formula="of:=[.I17]*[.C17]" office:value-type="float" office:value="0.12">
            <text:p>0.12</text:p>
          </table:table-cell>
        </table:table-row>
        <table:table-row table:style-name="ro2">
          <table:table-cell office:value-type="string">
            <text:p>2.2u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03">
            <text:p>603</text:p>
          </table:table-cell>
          <table:table-cell office:value-type="string">
            <text:p><text:s/>L2, L4</text:p>
          </table:table-cell>
          <table:table-cell office:value-type="string">
            <text:p>switcher input and output Pi filter inductor( not essential could use a link)</text:p>
          </table:table-cell>
          <table:table-cell office:value-type="string">
            <text:p>MLZ1608A2R2WT <text:s/>(2.2 uH 0.25 ohm)</text:p>
          </table:table-cell>
          <table:table-cell office:value-type="string">
            <text:p>Farnell 2215629</text:p>
          </table:table-cell>
          <table:table-cell office:value-type="float" office:value="0.07">
            <text:p>0.07</text:p>
          </table:table-cell>
          <table:table-cell/>
          <table:table-cell table:formula="of:=[.I18]*[.C18]" office:value-type="float" office:value="0.14">
            <text:p>0.14</text:p>
          </table:table-cell>
        </table:table-row>
        <table:table-row table:style-name="ro2">
          <table:table-cell office:value-type="string">
            <text:p><text:s text:c="12"/>33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12</text:p>
          </table:table-cell>
          <table:table-cell office:value-type="string">
            <text:p>Comp + fdbk (only if used as RX)</text:p>
          </table:table-cell>
          <table:table-cell table:number-columns-repeated="2"/>
          <table:table-cell office:value-type="float" office:value="0.07">
            <text:p>0.07</text:p>
          </table:table-cell>
          <table:table-cell/>
          <table:table-cell table:formula="of:=[.I19]*[.C19]" office:value-type="float" office:value="0.07">
            <text:p>0.07</text:p>
          </table:table-cell>
        </table:table-row>
        <table:table-row table:style-name="ro2">
          <table:table-cell office:value-type="string">
            <text:p><text:s text:c="11"/>33uF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805 10V</text:p>
          </table:table-cell>
          <table:table-cell office:value-type="string">
            <text:p>C24, C25</text:p>
          </table:table-cell>
          <table:table-cell office:value-type="string">
            <text:p>Audio Output Bypass (not essential)</text:p>
          </table:table-cell>
          <table:table-cell office:value-type="string">
            <text:p>C2012X5R1A336M125AC</text:p>
          </table:table-cell>
          <table:table-cell office:value-type="string">
            <text:p>Digikey 445-8238-1-ND</text:p>
          </table:table-cell>
          <table:table-cell office:value-type="float" office:value="0.667">
            <text:p>0.667</text:p>
          </table:table-cell>
          <table:table-cell/>
          <table:table-cell table:formula="of:=[.I20]*[.C20]" office:value-type="float" office:value="1.334">
            <text:p>1.334</text:p>
          </table:table-cell>
        </table:table-row>
        <table:table-row table:style-name="ro2">
          <table:table-cell office:value-type="string">
            <text:p><text:s text:c="12"/>40R</text:p>
          </table:table-cell>
          <table:table-cell table:number-columns-repeated="2"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21</text:p>
          </table:table-cell>
          <table:table-cell/>
          <table:table-cell office:value-type="string">
            <text:p>CRCW060340R2FKEA</text:p>
          </table:table-cell>
          <table:table-cell office:value-type="string">
            <text:p>Digikey 541-40.2HCT-ND</text:p>
          </table:table-cell>
          <table:table-cell office:value-type="float" office:value="0.0334">
            <text:p>0.0334</text:p>
          </table:table-cell>
          <table:table-cell office:value-type="float" office:value="50">
            <text:p>50</text:p>
          </table:table-cell>
          <table:table-cell table:formula="of:=[.I21]*[.C21]" office:value-type="float" office:value="0.0334">
            <text:p>0.0334</text:p>
          </table:table-cell>
        </table:table-row>
        <table:table-row table:style-name="ro2">
          <table:table-cell office:value-type="string">
            <text:p><text:s text:c="10"/>250pF(240 pf)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603 10V 10%tol</text:p>
          </table:table-cell>
          <table:table-cell office:value-type="string">
            <text:p>C27</text:p>
          </table:table-cell>
          <table:table-cell office:value-type="string">
            <text:p>csync lp filter cap</text:p>
          </table:table-cell>
          <table:table-cell office:value-type="string">
            <text:p>GRM1885C2A241JA010</text:p>
          </table:table-cell>
          <table:table-cell office:value-type="string">
            <text:p>Digikey 490-1360-1-ND</text:p>
          </table:table-cell>
          <table:table-cell office:value-type="float" office:value="0.077">
            <text:p>0.077</text:p>
          </table:table-cell>
          <table:table-cell office:value-type="float" office:value="10">
            <text:p>10</text:p>
          </table:table-cell>
          <table:table-cell table:formula="of:=[.I22]*[.C22]" office:value-type="float" office:value="0.077">
            <text:p>0.077</text:p>
          </table:table-cell>
        </table:table-row>
        <table:table-row table:style-name="ro2">
          <table:table-cell office:value-type="string">
            <text:p><text:s text:c="11"/>470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03">
            <text:p>603</text:p>
          </table:table-cell>
          <table:table-cell office:value-type="string">
            <text:p>R2, R3, R10</text:p>
          </table:table-cell>
          <table:table-cell/>
          <table:table-cell office:value-type="string">
            <text:p>MCT06030C4700FP500</text:p>
          </table:table-cell>
          <table:table-cell office:value-type="string">
            <text:p>Digikey MCT0603-470-CFCT-ND</text:p>
          </table:table-cell>
          <table:table-cell office:value-type="float" office:value="0.049">
            <text:p>0.049</text:p>
          </table:table-cell>
          <table:table-cell office:value-type="float" office:value="20">
            <text:p>20</text:p>
          </table:table-cell>
          <table:table-cell table:formula="of:=[.I23]*[.C23]" office:value-type="float" office:value="0.147">
            <text:p>0.147</text:p>
          </table:table-cell>
        </table:table-row>
        <table:table-row table:style-name="ro2">
          <table:table-cell office:value-type="string">
            <text:p><text:s text:c="12"/>4K1</text:p>
          </table:table-cell>
          <table:table-cell table:number-columns-repeated="2"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8</text:p>
          </table:table-cell>
          <table:table-cell office:value-type="string">
            <text:p>switcher output divider upper,Could replace with 3k9 for 5V currently gives 5.25 V output</text:p>
          </table:table-cell>
          <table:table-cell office:value-type="string">
            <text:p>CRCW06034K12FKEA</text:p>
          </table:table-cell>
          <table:table-cell office:value-type="string">
            <text:p>Digikey 541-4.12KHCT-ND</text:p>
          </table:table-cell>
          <table:table-cell office:value-type="float" office:value="0.0334">
            <text:p>0.0334</text:p>
          </table:table-cell>
          <table:table-cell office:value-type="float" office:value="50">
            <text:p>50</text:p>
          </table:table-cell>
          <table:table-cell table:formula="of:=[.I24]*[.C24]" office:value-type="float" office:value="0.0334">
            <text:p>0.0334</text:p>
          </table:table-cell>
        </table:table-row>
        <table:table-row table:style-name="ro2">
          <table:table-cell office:value-type="string">
            <text:p>4u7 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206 50V X7R X5R</text:p>
          </table:table-cell>
          <table:table-cell office:value-type="string">
            <text:p>C13,C41</text:p>
          </table:table-cell>
          <table:table-cell/>
          <table:table-cell office:value-type="string">
            <text:p>UMK316ABJ475KD-T</text:p>
          </table:table-cell>
          <table:table-cell office:value-type="string">
            <text:p>Digikey 587-2988-1-ND</text:p>
          </table:table-cell>
          <table:table-cell office:value-type="float" office:value="0.1084">
            <text:p>0.1084</text:p>
          </table:table-cell>
          <table:table-cell office:value-type="float" office:value="50">
            <text:p>50</text:p>
          </table:table-cell>
          <table:table-cell table:formula="of:=[.I25]*[.C25]" office:value-type="float" office:value="0.1084">
            <text:p>0.1084</text:p>
          </table:table-cell>
        </table:table-row>
        <table:table-row table:style-name="ro2">
          <table:table-cell office:value-type="string">
            <text:p><text:s text:c="12"/>4u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0603 10V</text:p>
          </table:table-cell>
          <table:table-cell office:value-type="string">
            <text:p>C9, C11, <text:s/>C30, C31</text:p>
          </table:table-cell>
          <table:table-cell/>
          <table:table-cell office:value-type="string">
            <text:p>GRM188F51A475ZE20D</text:p>
          </table:table-cell>
          <table:table-cell office:value-type="string">
            <text:p>Digikey 490-3302-1-ND</text:p>
          </table:table-cell>
          <table:table-cell office:value-type="float" office:value="0.11">
            <text:p>0.11</text:p>
          </table:table-cell>
          <table:table-cell/>
          <table:table-cell table:formula="of:=[.I26]*[.C26]" office:value-type="float" office:value="0.55">
            <text:p>0.55</text:p>
          </table:table-cell>
        </table:table-row>
        <table:table-row table:style-name="ro2">
          <table:table-cell office:value-type="string">
            <text:p><text:s text:c="11"/>1K2</text:p>
          </table:table-cell>
          <table:table-cell table:number-columns-repeated="2"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13</text:p>
          </table:table-cell>
          <table:table-cell office:value-type="string">
            <text:p>csync lp filter res</text:p>
          </table:table-cell>
          <table:table-cell office:value-type="string">
            <text:p>MCT06030C1201FP500</text:p>
          </table:table-cell>
          <table:table-cell office:value-type="string">
            <text:p>Digikey MCT0603-1.20K-CFCT-ND</text:p>
          </table:table-cell>
          <table:table-cell office:value-type="float" office:value="0.049">
            <text:p>0.049</text:p>
          </table:table-cell>
          <table:table-cell office:value-type="float" office:value="20">
            <text:p>20</text:p>
          </table:table-cell>
          <table:table-cell table:formula="of:=[.I27]*[.C27]" office:value-type="float" office:value="0.049">
            <text:p>0.049</text:p>
          </table:table-cell>
        </table:table-row>
        <table:table-row table:style-name="ro2">
          <table:table-cell office:value-type="string">
            <text:p><text:s text:c="11"/>680R</text:p>
          </table:table-cell>
          <table:table-cell table:number-columns-repeated="2"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9</text:p>
          </table:table-cell>
          <table:table-cell office:value-type="string">
            <text:p>switcher output lower divider</text:p>
          </table:table-cell>
          <table:table-cell office:value-type="string">
            <text:p>MCT06030C6800FP500</text:p>
          </table:table-cell>
          <table:table-cell office:value-type="string">
            <text:p>Digikey MCT0603-680-CFCT-ND</text:p>
          </table:table-cell>
          <table:table-cell office:value-type="float" office:value="0.049">
            <text:p>0.049</text:p>
          </table:table-cell>
          <table:table-cell office:value-type="float" office:value="20">
            <text:p>20</text:p>
          </table:table-cell>
          <table:table-cell table:formula="of:=[.I28]*[.C28]" office:value-type="float" office:value="0.049">
            <text:p>0.049</text:p>
          </table:table-cell>
        </table:table-row>
        <table:table-row table:style-name="ro2">
          <table:table-cell office:value-type="string">
            <text:p><text:s text:c="6"/>74LVC1G8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T23-5</text:p>
          </table:table-cell>
          <table:table-cell office:value-type="string">
            <text:p>U3</text:p>
          </table:table-cell>
          <table:table-cell office:value-type="string">
            <text:p>single xor to change sense of txo for frky</text:p>
          </table:table-cell>
          <table:table-cell office:value-type="string">
            <text:p>SN74LVC1G86DBVR</text:p>
          </table:table-cell>
          <table:table-cell office:value-type="string">
            <text:p>Farnell 1287521</text:p>
          </table:table-cell>
          <table:table-cell office:value-type="float" office:value="0.053">
            <text:p>0.053</text:p>
          </table:table-cell>
          <table:table-cell/>
          <table:table-cell table:formula="of:=[.I29]*[.C29]" office:value-type="float" office:value="0.053">
            <text:p>0.053</text:p>
          </table:table-cell>
        </table:table-row>
        <table:table-row table:style-name="ro2">
          <table:table-cell office:value-type="string">
            <text:p><text:s text:c="12"/>75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03">
            <text:p>603</text:p>
          </table:table-cell>
          <table:table-cell office:value-type="string">
            <text:p>R11, R23</text:p>
          </table:table-cell>
          <table:table-cell table:number-columns-repeated="3"/>
          <table:table-cell office:value-type="float" office:value="0.07">
            <text:p>0.07</text:p>
          </table:table-cell>
          <table:table-cell/>
          <table:table-cell table:formula="of:=[.I30]*[.C30]" office:value-type="float" office:value="0.14">
            <text:p>0.14</text:p>
          </table:table-cell>
        </table:table-row>
        <table:table-row table:style-name="ro2">
          <table:table-cell office:value-type="string">
            <text:p><text:s text:c="9"/>ADG70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 text:c="8"/>MSOP-10</text:p>
          </table:table-cell>
          <table:table-cell office:value-type="string">
            <text:p>U12</text:p>
          </table:table-cell>
          <table:table-cell office:value-type="string">
            <text:p>analog mux for osd</text:p>
          </table:table-cell>
          <table:table-cell office:value-type="string">
            <text:p>ADG704BRMZ</text:p>
          </table:table-cell>
          <table:table-cell office:value-type="string">
            <text:p>Mouser 584-ADG704BRMZ</text:p>
          </table:table-cell>
          <table:table-cell office:value-type="float" office:value="1.83">
            <text:p>1.83</text:p>
          </table:table-cell>
          <table:table-cell/>
          <table:table-cell table:formula="of:=[.I31]*[.C31]" office:value-type="float" office:value="1.83">
            <text:p>1.83</text:p>
          </table:table-cell>
        </table:table-row>
        <table:table-row table:style-name="ro2">
          <table:table-cell office:value-type="string">
            <text:p><text:s text:c="7"/>BD9G101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T23-6</text:p>
          </table:table-cell>
          <table:table-cell office:value-type="string">
            <text:p>U4</text:p>
          </table:table-cell>
          <table:table-cell office:value-type="string">
            <text:p>Switcher IC for 5v output</text:p>
          </table:table-cell>
          <table:table-cell office:value-type="string">
            <text:p>BD9G101G</text:p>
          </table:table-cell>
          <table:table-cell office:value-type="string">
            <text:p>Farnell 2373587</text:p>
          </table:table-cell>
          <table:table-cell office:value-type="float" office:value="0.58">
            <text:p>0.58</text:p>
          </table:table-cell>
          <table:table-cell/>
          <table:table-cell table:formula="of:=[.I32]*[.C32]" office:value-type="float" office:value="0.58">
            <text:p>0.58</text:p>
          </table:table-cell>
        </table:table-row>
        <table:table-row table:style-name="ro2">
          <table:table-cell office:value-type="string">
            <text:p><text:s text:c="7"/>Blue Led</text:p>
          </table:table-cell>
          <table:table-cell table:number-columns-repeated="2"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D3</text:p>
          </table:table-cell>
          <table:table-cell office:value-type="string">
            <text:p>5v <text:s/>LED power indicator</text:p>
          </table:table-cell>
          <table:table-cell office:value-type="string">
            <text:p>APT1608QBC/D</text:p>
          </table:table-cell>
          <table:table-cell office:value-type="string">
            <text:p>Digikey 754-1434-1-ND</text:p>
          </table:table-cell>
          <table:table-cell office:value-type="float" office:value="0.1656">
            <text:p>0.1656</text:p>
          </table:table-cell>
          <table:table-cell office:value-type="float" office:value="25">
            <text:p>25</text:p>
          </table:table-cell>
          <table:table-cell table:formula="of:=[.I33]*[.C33]" office:value-type="float" office:value="0.1656">
            <text:p>0.1656</text:p>
          </table:table-cell>
        </table:table-row>
        <table:table-row table:style-name="ro2">
          <table:table-cell office:value-type="string">
            <text:p>470pF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603 15V</text:p>
          </table:table-cell>
          <table:table-cell office:value-type="string">
            <text:p>C37, C38</text:p>
          </table:table-cell>
          <table:table-cell office:value-type="string">
            <text:p>isolated port rc filter caps on inputs</text:p>
          </table:table-cell>
          <table:table-cell office:value-type="string">
            <text:p>C0603C471KRACTU</text:p>
          </table:table-cell>
          <table:table-cell office:value-type="string">
            <text:p>Digikey 399-10051-1-ND</text:p>
          </table:table-cell>
          <table:table-cell office:value-type="float" office:value="0.08">
            <text:p>0.08</text:p>
          </table:table-cell>
          <table:table-cell office:value-type="float" office:value="50">
            <text:p>50</text:p>
          </table:table-cell>
          <table:table-cell table:formula="of:=[.I34]*[.C34]" office:value-type="float" office:value="0.16">
            <text:p>0.16</text:p>
          </table:table-cell>
        </table:table-row>
        <table:table-row table:style-name="ro2">
          <table:table-cell office:value-type="string">
            <text:p><text:s text:c="9"/>CONN_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<text:s text:c="15"/></text:p>
          </table:table-cell>
          <table:table-cell office:value-type="string">
            <text:p>P6, P7, P8, P9, P10</text:p>
          </table:table-cell>
          <table:table-cell office:value-type="string">
            <text:p>solder pads on pcb</text:p>
          </table:table-cell>
          <table:table-cell office:value-type="string">
            <text:p>---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I35]*[.C35]" office:value-type="float" office:value="0">
            <text:p>0</text:p>
          </table:table-cell>
        </table:table-row>
        <table:table-row table:style-name="ro2">
          <table:table-cell office:value-type="string">
            <text:p><text:s text:c="9"/>CONN_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1</text:p>
          </table:table-cell>
          <table:table-cell office:value-type="string">
            <text:p>0.1 pitch header pins break off strip</text:p>
          </table:table-cell>
          <table:table-cell table:number-columns-repeated="2"/>
          <table:table-cell office:value-type="float" office:value="0.1">
            <text:p>0.1</text:p>
          </table:table-cell>
          <table:table-cell/>
          <table:table-cell table:formula="of:=[.I36]*[.C36]" office:value-type="float" office:value="0.1">
            <text:p>0.1</text:p>
          </table:table-cell>
        </table:table-row>
        <table:table-row table:style-name="ro2">
          <table:table-cell office:value-type="string">
            <text:p><text:s text:c="8"/>CONN_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P2, P3</text:p>
          </table:table-cell>
          <table:table-cell office:value-type="string">
            <text:p>“</text:p>
          </table:table-cell>
          <table:table-cell table:number-columns-repeated="2"/>
          <table:table-cell office:value-type="float" office:value="0.1">
            <text:p>0.1</text:p>
          </table:table-cell>
          <table:table-cell/>
          <table:table-cell table:formula="of:=[.I37]*[.C37]" office:value-type="float" office:value="0.2">
            <text:p>0.2</text:p>
          </table:table-cell>
        </table:table-row>
        <table:table-row table:style-name="ro2">
          <table:table-cell office:value-type="string">
            <text:p><text:s text:c="9"/>CONN_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K1</text:p>
          </table:table-cell>
          <table:table-cell office:value-type="string">
            <text:p>“</text:p>
          </table:table-cell>
          <table:table-cell table:number-columns-repeated="2"/>
          <table:table-cell office:value-type="float" office:value="0.1">
            <text:p>0.1</text:p>
          </table:table-cell>
          <table:table-cell/>
          <table:table-cell table:formula="of:=[.I38]*[.C38]" office:value-type="float" office:value="0.1">
            <text:p>0.1</text:p>
          </table:table-cell>
        </table:table-row>
        <table:table-row table:style-name="ro2">
          <table:table-cell office:value-type="string">
            <text:p><text:s text:c="9"/>CONN_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5</text:p>
          </table:table-cell>
          <table:table-cell office:value-type="string">
            <text:p>“</text:p>
          </table:table-cell>
          <table:table-cell table:number-columns-repeated="2"/>
          <table:table-cell office:value-type="float" office:value="0.1">
            <text:p>0.1</text:p>
          </table:table-cell>
          <table:table-cell/>
          <table:table-cell table:formula="of:=[.I39]*[.C39]" office:value-type="float" office:value="0.1">
            <text:p>0.1</text:p>
          </table:table-cell>
        </table:table-row>
        <table:table-row table:style-name="ro2">
          <table:table-cell office:value-type="string">
            <text:p><text:s text:c="9"/>CONN_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4</text:p>
          </table:table-cell>
          <table:table-cell office:value-type="string">
            <text:p>“</text:p>
          </table:table-cell>
          <table:table-cell table:number-columns-repeated="2"/>
          <table:table-cell office:value-type="float" office:value="0.1">
            <text:p>0.1</text:p>
          </table:table-cell>
          <table:table-cell/>
          <table:table-cell table:formula="of:=[.I40]*[.C40]" office:value-type="float" office:value="0.1">
            <text:p>0.1</text:p>
          </table:table-cell>
        </table:table-row>
        <table:table-row table:style-name="ro2">
          <table:table-cell office:value-type="string">
            <text:p><text:s text:c="5"/>DAC084S08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 text:c="8"/>MSOP-10</text:p>
          </table:table-cell>
          <table:table-cell office:value-type="string">
            <text:p>U11</text:p>
          </table:table-cell>
          <table:table-cell office:value-type="string">
            <text:p>Colour and sync DAC</text:p>
          </table:table-cell>
          <table:table-cell office:value-type="string">
            <text:p>DAC084S085CIMM</text:p>
          </table:table-cell>
          <table:table-cell office:value-type="string">
            <text:p>Farnell 1312536</text:p>
          </table:table-cell>
          <table:table-cell office:value-type="float" office:value="0.7">
            <text:p>0.7</text:p>
          </table:table-cell>
          <table:table-cell/>
          <table:table-cell table:formula="of:=[.I41]*[.C41]" office:value-type="float" office:value="0.7">
            <text:p>0.7</text:p>
          </table:table-cell>
        </table:table-row>
        <table:table-row table:style-name="ro2">
          <table:table-cell office:value-type="string">
            <text:p>switcher flyback dio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D123</text:p>
          </table:table-cell>
          <table:table-cell office:value-type="string">
            <text:p>D2</text:p>
          </table:table-cell>
          <table:table-cell office:value-type="string">
            <text:p>30 V 500 mA</text:p>
          </table:table-cell>
          <table:table-cell office:value-type="string">
            <text:p>MBR0530T1G</text:p>
          </table:table-cell>
          <table:table-cell office:value-type="string">
            <text:p>Farnell 1431036</text:p>
          </table:table-cell>
          <table:table-cell office:value-type="float" office:value="0.07">
            <text:p>0.07</text:p>
          </table:table-cell>
          <table:table-cell/>
          <table:table-cell table:formula="of:=[.I42]*[.C42]" office:value-type="float" office:value="0.07">
            <text:p>0.07</text:p>
          </table:table-cell>
        </table:table-row>
        <table:table-row table:style-name="ro2">
          <table:table-cell office:value-type="string">
            <text:p>input protect diode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SOD123</text:p>
          </table:table-cell>
          <table:table-cell office:value-type="string">
            <text:p>D6</text:p>
          </table:table-cell>
          <table:table-cell office:value-type="string">
            <text:p>30 V 500 mA</text:p>
          </table:table-cell>
          <table:table-cell office:value-type="string">
            <text:p>MBR0530T1G</text:p>
          </table:table-cell>
          <table:table-cell office:value-type="string">
            <text:p>Farnell 1431036</text:p>
          </table:table-cell>
          <table:table-cell office:value-type="float" office:value="0.07">
            <text:p>0.07</text:p>
          </table:table-cell>
          <table:table-cell/>
          <table:table-cell table:formula="of:=[.I43]*[.C43]" office:value-type="float" office:value="0.07">
            <text:p>0.07</text:p>
          </table:table-cell>
        </table:table-row>
        <table:table-row table:style-name="ro2">
          <table:table-cell office:value-type="string">
            <text:p>cam v+ protect dio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D123</text:p>
          </table:table-cell>
          <table:table-cell office:value-type="string">
            <text:p>D4</text:p>
          </table:table-cell>
          <table:table-cell office:value-type="string">
            <text:p>30 V 500 mA</text:p>
          </table:table-cell>
          <table:table-cell office:value-type="string">
            <text:p>MBR0530T1G</text:p>
          </table:table-cell>
          <table:table-cell office:value-type="string">
            <text:p>Farnell 1431036</text:p>
          </table:table-cell>
          <table:table-cell office:value-type="float" office:value="0.07">
            <text:p>0.07</text:p>
          </table:table-cell>
          <table:table-cell/>
          <table:table-cell table:formula="of:=[.I44]*[.C44]" office:value-type="float" office:value="0.07">
            <text:p>0.07</text:p>
          </table:table-cell>
        </table:table-row>
        <table:table-row table:style-name="ro2">
          <table:table-cell office:value-type="string">
            <text:p>Vtx V+ protect diod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D123</text:p>
          </table:table-cell>
          <table:table-cell office:value-type="string">
            <text:p>D5</text:p>
          </table:table-cell>
          <table:table-cell office:value-type="string">
            <text:p>30 V 500 mA</text:p>
          </table:table-cell>
          <table:table-cell office:value-type="string">
            <text:p>MBR0530T1G</text:p>
          </table:table-cell>
          <table:table-cell office:value-type="string">
            <text:p>Farnell 1431036</text:p>
          </table:table-cell>
          <table:table-cell office:value-type="float" office:value="0.07">
            <text:p>0.07</text:p>
          </table:table-cell>
          <table:table-cell/>
          <table:table-cell table:formula="of:=[.I45]*[.C45]" office:value-type="float" office:value="0.07">
            <text:p>0.07</text:p>
          </table:table-cell>
        </table:table-row>
        <table:table-row table:style-name="ro2">
          <table:table-cell office:value-type="string">
            <text:p><text:s text:c="3"/>22n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L1</text:p>
          </table:table-cell>
          <table:table-cell office:value-type="string">
            <text:p>MCU analog filter inductor(not essential just use a link)</text:p>
          </table:table-cell>
          <table:table-cell office:value-type="string">
            <text:p>CIH10T22NJNC</text:p>
          </table:table-cell>
          <table:table-cell office:value-type="string">
            <text:p>Digikey 1276-6310-1-ND</text:p>
          </table:table-cell>
          <table:table-cell office:value-type="float" office:value="0.0448">
            <text:p>0.0448</text:p>
          </table:table-cell>
          <table:table-cell office:value-type="float" office:value="25">
            <text:p>25</text:p>
          </table:table-cell>
          <table:table-cell table:formula="of:=[.I46]*[.C46]" office:value-type="float" office:value="0.0448">
            <text:p>0.0448</text:p>
          </table:table-cell>
        </table:table-row>
        <table:table-row table:style-name="ro2">
          <table:table-cell office:value-type="string">
            <text:p><text:s text:c="8"/>FMS614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 text:c="9"/>SC70-5</text:p>
          </table:table-cell>
          <table:table-cell office:value-type="string">
            <text:p>U10</text:p>
          </table:table-cell>
          <table:table-cell office:value-type="string">
            <text:p>Video driver with 4th order filter and sync clamp</text:p>
          </table:table-cell>
          <table:table-cell office:value-type="string">
            <text:p>FMS6141S5X</text:p>
          </table:table-cell>
          <table:table-cell office:value-type="string">
            <text:p>Farnell 1740322</text:p>
          </table:table-cell>
          <table:table-cell office:value-type="float" office:value="0.264">
            <text:p>0.264</text:p>
          </table:table-cell>
          <table:table-cell/>
          <table:table-cell table:formula="of:=[.I47]*[.C47]" office:value-type="float" office:value="0.264">
            <text:p>0.264</text:p>
          </table:table-cell>
        </table:table-row>
        <table:table-row table:style-name="ro2">
          <table:table-cell office:value-type="string">
            <text:p><text:s text:c="4"/>LD39015MXX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OT23-5</text:p>
          </table:table-cell>
          <table:table-cell office:value-type="string">
            <text:p>U5</text:p>
          </table:table-cell>
          <table:table-cell office:value-type="string">
            <text:p>3.3V LDO reg</text:p>
          </table:table-cell>
          <table:table-cell office:value-type="string">
            <text:p>LD39015M33R</text:p>
          </table:table-cell>
          <table:table-cell office:value-type="string">
            <text:p>Farnell 2311333</text:p>
          </table:table-cell>
          <table:table-cell office:value-type="float" office:value="0.307">
            <text:p>0.307</text:p>
          </table:table-cell>
          <table:table-cell/>
          <table:table-cell table:formula="of:=[.I48]*[.C48]" office:value-type="float" office:value="0.307">
            <text:p>0.307</text:p>
          </table:table-cell>
        </table:table-row>
        <table:table-row table:style-name="ro2">
          <table:table-cell office:value-type="string">
            <text:p><text:s text:c="10"/>LM35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SOP-8</text:p>
          </table:table-cell>
          <table:table-cell office:value-type="string">
            <text:p>U7</text:p>
          </table:table-cell>
          <table:table-cell office:value-type="string">
            <text:p>Dual OpAmp for audio output ( not essential)</text:p>
          </table:table-cell>
          <table:table-cell office:value-type="string">
            <text:p>LM358PWR</text:p>
          </table:table-cell>
          <table:table-cell office:value-type="string">
            <text:p>Farnell 2323330</text:p>
          </table:table-cell>
          <table:table-cell office:value-type="float" office:value="0.1345">
            <text:p>0.1345</text:p>
          </table:table-cell>
          <table:table-cell/>
          <table:table-cell table:formula="of:=[.I49]*[.C49]" office:value-type="float" office:value="0.1345">
            <text:p>0.1345</text:p>
          </table:table-cell>
        </table:table-row>
        <table:table-row table:style-name="ro2">
          <table:table-cell office:value-type="string">
            <text:p><text:s text:c="2"/>LPS4018-473M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L3</text:p>
          </table:table-cell>
          <table:table-cell office:value-type="string">
            <text:p>Switcher inductor</text:p>
          </table:table-cell>
          <table:table-cell office:value-type="string">
            <text:p>LPS4018-473MR (try </text:p>
          </table:table-cell>
          <table:table-cell office:value-type="string">
            <text:p>Farnell 2408111</text:p>
          </table:table-cell>
          <table:table-cell office:value-type="float" office:value="0.56">
            <text:p>0.56</text:p>
          </table:table-cell>
          <table:table-cell/>
          <table:table-cell table:formula="of:=[.I50]*[.C50]" office:value-type="float" office:value="0.56">
            <text:p>0.56</text:p>
          </table:table-cell>
        </table:table-row>
        <table:table-row table:style-name="ro2">
          <table:table-cell office:value-type="string">
            <text:p><text:s text:c="8"/>MCP656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 text:c="9"/>MSOP-8</text:p>
          </table:table-cell>
          <table:table-cell office:value-type="string">
            <text:p>U8</text:p>
          </table:table-cell>
          <table:table-cell office:value-type="string">
            <text:p>dual comparator push pul output</text:p>
          </table:table-cell>
          <table:table-cell office:value-type="string">
            <text:p>MCP6562-E/MS</text:p>
          </table:table-cell>
          <table:table-cell office:value-type="string">
            <text:p>Farnell 1834858</text:p>
          </table:table-cell>
          <table:table-cell office:value-type="float" office:value="0.64">
            <text:p>0.64</text:p>
          </table:table-cell>
          <table:table-cell/>
          <table:table-cell table:formula="of:=[.I51]*[.C51]" office:value-type="float" office:value="0.64">
            <text:p>0.64</text:p>
          </table:table-cell>
        </table:table-row>
        <table:table-row table:style-name="ro2">
          <table:table-cell office:value-type="string">
            <text:p><text:s text:c="9"/>OPA83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<text:s text:c="8"/>SOT23-5</text:p>
          </table:table-cell>
          <table:table-cell office:value-type="string">
            <text:p>U13</text:p>
          </table:table-cell>
          <table:table-cell office:value-type="string">
            <text:p>Video amp (try Max4390 cheaper and less feedback res reqd) </text:p>
          </table:table-cell>
          <table:table-cell office:value-type="string">
            <text:p>OPA830IDBVT</text:p>
          </table:table-cell>
          <table:table-cell office:value-type="string">
            <text:p>Farnell 1755003</text:p>
          </table:table-cell>
          <table:table-cell office:value-type="float" office:value="1.52">
            <text:p>1.52</text:p>
          </table:table-cell>
          <table:table-cell/>
          <table:table-cell table:formula="of:=[.I52]*[.C52]" office:value-type="float" office:value="0">
            <text:p>0</text:p>
          </table:table-cell>
        </table:table-row>
        <table:table-row table:style-name="ro2">
          <table:table-cell office:value-type="string">
            <text:p>MAX439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OT23-5</text:p>
          </table:table-cell>
          <table:table-cell office:value-type="string">
            <text:p>U13</text:p>
          </table:table-cell>
          <table:table-cell office:value-type="string">
            <text:p>Alternative cheaper Video Amp</text:p>
          </table:table-cell>
          <table:table-cell office:value-type="string">
            <text:p>MAX4390</text:p>
          </table:table-cell>
          <table:table-cell office:value-type="string">
            <text:p>Farnell 1550544</text:p>
          </table:table-cell>
          <table:table-cell office:value-type="float" office:value="0.92">
            <text:p>0.92</text:p>
          </table:table-cell>
          <table:table-cell/>
          <table:table-cell table:formula="of:=[.I53]*[.C53]" office:value-type="float" office:value="0.92">
            <text:p>0.92</text:p>
          </table:table-cell>
        </table:table-row>
        <table:table-row table:style-name="ro2">
          <table:table-cell office:value-type="string">
            <text:p>110K</text:p>
          </table:table-cell>
          <table:table-cell/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30</text:p>
          </table:table-cell>
          <table:table-cell office:value-type="string">
            <text:p>battery voltage resistor ladder (high res)</text:p>
          </table:table-cell>
          <table:table-cell office:value-type="string">
            <text:p>CRCW0603110KFKEA</text:p>
          </table:table-cell>
          <table:table-cell office:value-type="string">
            <text:p>Digikey 541-110KHCT-ND</text:p>
          </table:table-cell>
          <table:table-cell office:value-type="float" office:value="0.0052">
            <text:p>0.0052</text:p>
          </table:table-cell>
          <table:table-cell/>
          <table:table-cell table:formula="of:=[.I54]*[.C54]" office:value-type="float" office:value="0.0052">
            <text:p>0.0052</text:p>
          </table:table-cell>
        </table:table-row>
        <table:table-row table:style-name="ro2">
          <table:table-cell office:value-type="string">
            <text:p>15K</text:p>
          </table:table-cell>
          <table:table-cell/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31</text:p>
          </table:table-cell>
          <table:table-cell office:value-type="string">
            <text:p>battery voltage resistor divider ground res</text:p>
          </table:table-cell>
          <table:table-cell table:number-columns-repeated="2"/>
          <table:table-cell office:value-type="float" office:value="0.07">
            <text:p>0.07</text:p>
          </table:table-cell>
          <table:table-cell/>
          <table:table-cell table:formula="of:=[.I55]*[.C55]" office:value-type="float" office:value="0.07">
            <text:p>0.07</text:p>
          </table:table-cell>
        </table:table-row>
        <table:table-row table:style-name="ro2">
          <table:table-cell office:value-type="string">
            <text:p><text:s text:c="8"/>RED LED</text:p>
          </table:table-cell>
          <table:table-cell/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D1</text:p>
          </table:table-cell>
          <table:table-cell office:value-type="string">
            <text:p>heartbeat led</text:p>
          </table:table-cell>
          <table:table-cell office:value-type="string">
            <text:p>APT1608EC</text:p>
          </table:table-cell>
          <table:table-cell office:value-type="string">
            <text:p>Digikey 754-1117-1-ND</text:p>
          </table:table-cell>
          <table:table-cell office:value-type="float" office:value="0.0664">
            <text:p>0.0664</text:p>
          </table:table-cell>
          <table:table-cell/>
          <table:table-cell table:formula="of:=[.I56]*[.C56]" office:value-type="float" office:value="0.0664">
            <text:p>0.0664</text:p>
          </table:table-cell>
        </table:table-row>
        <table:table-row table:style-name="ro2">
          <table:table-cell office:value-type="string">
            <text:p><text:s text:c="10"/>SI50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1</text:p>
          </table:table-cell>
          <table:table-cell office:value-type="string">
            <text:p>8 MHz osc</text:p>
          </table:table-cell>
          <table:table-cell office:value-type="string">
            <text:p>SI501ABA8M00000CAF</text:p>
          </table:table-cell>
          <table:table-cell office:value-type="string">
            <text:p>Digikey 336-2870-ND</text:p>
          </table:table-cell>
          <table:table-cell office:value-type="float" office:value="0.635">
            <text:p>0.635</text:p>
          </table:table-cell>
          <table:table-cell office:value-type="float" office:value="10">
            <text:p>10</text:p>
          </table:table-cell>
          <table:table-cell table:formula="of:=[.I57]*[.C57]" office:value-type="float" office:value="0.635">
            <text:p>0.635</text:p>
          </table:table-cell>
        </table:table-row>
        <table:table-row table:style-name="ro2">
          <table:table-cell office:value-type="string">
            <text:p><text:s text:c="9"/>SI864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OIC16</text:p>
          </table:table-cell>
          <table:table-cell office:value-type="string">
            <text:p>U6</text:p>
          </table:table-cell>
          <table:table-cell office:value-type="string">
            <text:p>digital isolator</text:p>
          </table:table-cell>
          <table:table-cell office:value-type="string">
            <text:p>SI8642AB-B-IS1</text:p>
          </table:table-cell>
          <table:table-cell office:value-type="string">
            <text:p>Farnell 2423298</text:p>
          </table:table-cell>
          <table:table-cell office:value-type="float" office:value="1.13">
            <text:p>1.13</text:p>
          </table:table-cell>
          <table:table-cell/>
          <table:table-cell table:formula="of:=[.I58]*[.C58]" office:value-type="float" office:value="1.13">
            <text:p>1.13</text:p>
          </table:table-cell>
        </table:table-row>
        <table:table-row table:style-name="ro2">
          <table:table-cell office:value-type="string">
            <text:p><text:s text:c="2"/>STM32F405RGT6</text:p>
          </table:table-cell>
          <table:table-cell/>
          <table:table-cell office:value-type="float" office:value="1">
            <text:p>1</text:p>
          </table:table-cell>
          <table:table-cell office:value-type="string">
            <text:p>LQFP64</text:p>
          </table:table-cell>
          <table:table-cell office:value-type="string">
            <text:p>U2</text:p>
          </table:table-cell>
          <table:table-cell table:number-columns-repeated="2" office:value-type="string">
            <text:p>STM32F405RGT6</text:p>
          </table:table-cell>
          <table:table-cell office:value-type="string">
            <text:p>Digikey 497-11767-ND</text:p>
          </table:table-cell>
          <table:table-cell office:value-type="float" office:value="8.11">
            <text:p>8.11</text:p>
          </table:table-cell>
          <table:table-cell/>
          <table:table-cell table:formula="of:=[.I59]*[.C59]" office:value-type="float" office:value="8.11">
            <text:p>8.11</text:p>
          </table:table-cell>
        </table:table-row>
        <table:table-row table:style-name="ro2">
          <table:table-cell office:value-type="string">
            <text:p><text:s text:c="8"/>TLV350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 text:c="8"/>SOT23-6</text:p>
          </table:table-cell>
          <table:table-cell office:value-type="string">
            <text:p>U9</text:p>
          </table:table-cell>
          <table:table-cell office:value-type="string">
            <text:p>Fast comparator with Hiz (only reqd if used as Rx)</text:p>
          </table:table-cell>
          <table:table-cell office:value-type="string">
            <text:p>TLV3501AIDBVT</text:p>
          </table:table-cell>
          <table:table-cell office:value-type="string">
            <text:p>Farnell 1903403</text:p>
          </table:table-cell>
          <table:table-cell office:value-type="float" office:value="1.77">
            <text:p>1.77</text:p>
          </table:table-cell>
          <table:table-cell/>
          <table:table-cell table:formula="of:=[.I60]*[.C60]" office:value-type="float" office:value="1.77">
            <text:p>1.77</text:p>
          </table:table-cell>
        </table:table-row>
        <table:table-row table:style-name="ro3">
          <table:table-cell office:value-type="string">
            <text:p>PCB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string">
            <text:p>PCB from OSHPark</text:p>
          </table:table-cell>
          <table:table-cell/>
          <table:table-cell office:value-type="string">
            <text:p>pcb</text:p>
          </table:table-cell>
          <table:table-cell office:value-type="float" office:value="4.2">
            <text:p>4.2</text:p>
          </table:table-cell>
          <table:table-cell/>
          <table:table-cell table:formula="of:=[.I61]*[.C61]" office:value-type="float" office:value="4.2">
            <text:p>4.2</text:p>
          </table:table-cell>
        </table:table-row>
        <table:table-row table:style-name="ro3">
          <table:table-cell table:number-columns-repeated="9"/>
          <table:table-cell office:value-type="string">
            <text:p>total</text:p>
          </table:table-cell>
          <table:table-cell table:style-name="ce3" table:formula="of:=SUM([.K2:.K61])" office:value-type="currency" office:currency="GBP" office:value="28.2809">
            <text:p>£28.28</text:p>
          </table:table-cell>
        </table:table-row>
        <table:table-row table:style-name="ro3">
          <table:table-cell table:number-columns-repeated="9"/>
          <table:table-cell office:value-type="string">
            <text:p>vat</text:p>
          </table:table-cell>
          <table:table-cell table:style-name="ce3" table:formula="of:=[.K62]*0.2" office:value-type="currency" office:currency="GBP" office:value="5.65618">
            <text:p>£5.66</text:p>
          </table:table-cell>
        </table:table-row>
        <table:table-row table:style-name="ro3">
          <table:table-cell table:number-columns-repeated="9"/>
          <table:table-cell office:value-type="string">
            <text:p>tot inc vat</text:p>
          </table:table-cell>
          <table:table-cell table:style-name="ce3" table:formula="of:=[.K62]*1.2" office:value-type="currency" office:currency="GBP" office:value="33.93708">
            <text:p>£33.94</text:p>
          </table:table-cell>
        </table:table-row>
        <table:table-row table:style-name="ro3" table:number-rows-repeated="1048511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heet2" table:style-name="ta1">
        <table:table-column table:style-name="co9" table:number-columns-repeated="10" table:default-cell-style-name="Default"/>
        <table:table-row table:style-name="ro3">
          <table:table-cell office:value-type="string">
            <text:p>0u1</text:p>
          </table:table-cell>
          <table:table-cell office:value-type="float" office:value="603">
            <text:p>603</text:p>
          </table:table-cell>
          <table:table-cell office:value-type="string">
            <text:p>50V</text:p>
          </table:table-cell>
          <table:table-cell office:value-type="float" office:value="50">
            <text:p>5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0R</text:p>
          </table:table-cell>
          <table:table-cell office:value-type="float" office:value="603">
            <text:p>603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0u15</text:p>
          </table:table-cell>
          <table:table-cell office:value-type="float" office:value="603">
            <text:p>603</text:p>
          </table:table-cell>
          <table:table-cell office:value-type="string">
            <text:p>50V</text:p>
          </table:table-cell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20R</text:p>
          </table:table-cell>
          <table:table-cell office:value-type="float" office:value="603">
            <text:p>60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10uF</text:p>
          </table:table-cell>
          <table:table-cell office:value-type="float" office:value="603">
            <text:p>603</text:p>
          </table:table-cell>
          <table:table-cell office:value-type="string">
            <text:p>10V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2K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10uF</text:p>
          </table:table-cell>
          <table:table-cell office:value-type="float" office:value="1206">
            <text:p>1206</text:p>
          </table:table-cell>
          <table:table-cell office:value-type="string">
            <text:p>50V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3">
          <table:table-cell office:value-type="string">
            <text:p>10uF</text:p>
          </table:table-cell>
          <table:table-cell office:value-type="float" office:value="805">
            <text:p>805</text:p>
          </table:table-cell>
          <table:table-cell office:value-type="string">
            <text:p>10V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40R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15nF</text:p>
          </table:table-cell>
          <table:table-cell office:value-type="float" office:value="603">
            <text:p>603</text:p>
          </table:table-cell>
          <table:table-cell office:value-type="string">
            <text:p>50V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470R</text:p>
          </table:table-cell>
          <table:table-cell office:value-type="float" office:value="603">
            <text:p>60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2u2</text:p>
          </table:table-cell>
          <table:table-cell office:value-type="float" office:value="603">
            <text:p>603</text:p>
          </table:table-cell>
          <table:table-cell office:value-type="string">
            <text:p>10V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4K1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33uF</text:p>
          </table:table-cell>
          <table:table-cell office:value-type="float" office:value="805">
            <text:p>805</text:p>
          </table:table-cell>
          <table:table-cell office:value-type="string">
            <text:p>10V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k2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250pF (10%)</text:p>
          </table:table-cell>
          <table:table-cell office:value-type="float" office:value="603">
            <text:p>603</text:p>
          </table:table-cell>
          <table:table-cell office:value-type="string">
            <text:p>10v 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680R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4u7</text:p>
          </table:table-cell>
          <table:table-cell office:value-type="float" office:value="1206">
            <text:p>1206</text:p>
          </table:table-cell>
          <table:table-cell office:value-type="string">
            <text:p>50V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110K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470pF</text:p>
          </table:table-cell>
          <table:table-cell office:value-type="float" office:value="603">
            <text:p>603</text:p>
          </table:table-cell>
          <table:table-cell office:value-type="string">
            <text:p>15V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office:value-type="string">
            <text:p>2u2 inductor</text:p>
          </table:table-cell>
          <table:table-cell office:value-type="float" office:value="603">
            <text:p>603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6T13:18:38</dc:date>
    <dc:creator>Andy </dc:creator>
    <meta:generator>LibreOffice/3.5$Linux_x86 LibreOffice_project/350m1$Build-2</meta:generator>
    <meta:editing-duration>P1DT2H34M23S</meta:editing-duration>
    <meta:editing-cycles>126</meta:editing-cycles>
    <meta:document-statistic meta:table-count="2" meta:cell-count="677" meta:object-count="0"/>
  </office:meta>
</office:document-meta>
</file>